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getF1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3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9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59( List f05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11( List f01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7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0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9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51( List f05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13( List f01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89( List f08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8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49( List f04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1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86( List f08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4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07( List f10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94( List f09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70( List f17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25( List f02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52( List f15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8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35( List f03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2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61( List f06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64( List f16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14( List f11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7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0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7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3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30( List f03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0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2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5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41( List f14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8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5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2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8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0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96( List f19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75( List f17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72( List f07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9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6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33( List f13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86( List f18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8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11( List f11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26( List f02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7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6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5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34( List f13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80( List f18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6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55( List f05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7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6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58( List f05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61( List f16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22( List f12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08( List f10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7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3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27( List f12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04( List f10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74( List f17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85( List f18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19( List f11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7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3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5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47( List f04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24( List f12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34( List f03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28( List f12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72( List f17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4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5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4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7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3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0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77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.getF14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6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60( List f16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47( List f14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6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9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9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10( List f0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85( List f08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92( List f19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9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15( List f01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76( List f17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32( List f03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28( List f02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99( List f19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87( List f08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87( List f18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9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8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52( List f05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7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53( List f15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44( List f14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20( List f12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09( List f00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8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71( List f17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7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8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2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31( List f13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82( List f08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9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26( List f12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09( List f10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15( List f11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43( List f14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4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81( List f08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54( List f15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56( List f05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7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89( List f18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37( List f03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29( List f02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17( List f01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81( List f18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3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3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95( List f09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9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02( List f10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8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44( List f04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7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48( List f14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2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9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69( List f16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58( List f15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57( List f05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46( List f04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00( List f00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0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60( List f06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3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14( List f01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27( List f02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88( List f08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8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4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77( List f17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54( List f05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5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7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8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92( List f09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1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97( List f09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03( List f00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2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63( List f16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3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4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76( List f07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4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7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43( List f04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9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38( List f03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5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18( List f01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50( List f05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13( List f11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5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3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0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8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06( List f10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8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8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6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3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3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8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4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98( List f19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39( List f13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8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6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53( List f05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9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9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9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78( List f17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42( List f14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8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62( List f16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01( List f00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0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7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7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35( List f13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4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2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6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90( List f09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6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48( List f04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94( List f19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18( List f11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5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69( List f06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20( List f02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9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36( List f13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29( List f12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4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9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55( List f15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79( List f17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25( List f12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6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4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66( List f06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62( List f06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17( List f11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36( List f03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7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03( List f10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40( List f14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22( List f02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06( List f00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93( List f19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9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5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59( List f15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5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90( List f19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7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02( List f00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74( List f07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45( List f14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0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21( List f02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05( List f00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0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82( List f18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4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3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96( List f09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12( List f11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38( List f13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4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67( List f06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46( List f14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31( List f03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56( List f15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73( List f17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01( List f10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4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95( List f19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0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21( List f12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98( List f09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5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2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3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16( List f01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0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8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5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8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2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75( List f07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63( List f06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6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77( List f07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49( List f14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2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83( List f18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10( List f1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84( List f08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3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05( List f10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6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19( List f01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65( List f06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97( List f19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3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04( List f00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08( List f00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3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6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39( List f03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07( List f00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99( List f09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2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5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41( List f04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91( List f09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3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23( List f12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57( List f15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8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45( List f04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6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7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93( List f09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40( List f04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2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6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50( List f15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12( List f01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4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6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2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7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67( List f16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65( List f16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30( List f13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33( List f03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83( List f08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6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64( List f06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9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37( List f13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00( List f10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4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79( List f07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80( List f08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23( List f02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24( List f02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2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78( List f07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16( List f11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42( List f04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73( List f07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4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68( List f06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84( List f18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70( List f07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51( List f15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71( List f07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88( List f18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66( List f16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68( List f16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32( List f13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191( List f19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5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05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